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4pt" fo:language="zxx" fo:country="none" style:font-size-asian="10pt" style:language-asian="zxx" style:country-asian="none" style:font-size-complex="10pt" style:language-complex="zxx" style:country-complex="none"/>
    </style:style>
    <style:style style:name="P2" style:family="paragraph" style:parent-style-name="Preformatted_20_Text">
      <style:text-properties style:font-name="Liberation Sans" fo:font-size="14pt" fo:language="zxx" fo:country="none" style:font-size-asian="10pt" style:language-asian="zxx" style:country-asian="none" style:font-size-complex="10pt" style:language-complex="zxx" style:country-complex="none"/>
    </style:style>
    <style:style style:name="P3" style:family="paragraph" style:parent-style-name="Preformatted_20_Text">
      <style:text-properties style:font-name="Liberation Sans" fo:font-size="14pt" fo:language="zxx" fo:country="none" officeooo:paragraph-rsid="001b24e8" style:font-size-asian="10pt" style:language-asian="zxx" style:country-asian="none" style:font-size-complex="10pt" style:language-complex="zxx" style:country-complex="none"/>
    </style:style>
    <style:style style:name="P4" style:family="paragraph" style:parent-style-name="Preformatted_20_Text" style:list-style-name="L1">
      <style:text-properties style:font-name="Liberation Sans" fo:font-size="14pt" fo:language="zxx" fo:country="none" officeooo:paragraph-rsid="001b24e8" style:font-size-asian="10pt" style:language-asian="zxx" style:country-asian="none" style:font-size-complex="10pt" style:language-complex="zxx" style:country-complex="none"/>
    </style:style>
    <style:style style:name="P5" style:family="paragraph" style:parent-style-name="Preformatted_20_Text" style:list-style-name="L3">
      <style:text-properties style:font-name="Liberation Sans" fo:font-size="14pt" fo:language="zxx" fo:country="none" officeooo:paragraph-rsid="001b24e8" style:font-size-asian="10pt" style:language-asian="zxx" style:country-asian="none" style:font-size-complex="10pt" style:language-complex="zxx" style:country-complex="none"/>
    </style:style>
    <style:style style:name="P6" style:family="paragraph" style:parent-style-name="Preformatted_20_Text" style:list-style-name="L4">
      <style:text-properties style:font-name="Liberation Sans" fo:font-size="14pt" fo:language="zxx" fo:country="none" style:font-size-asian="10pt" style:language-asian="zxx" style:country-asian="none" style:font-size-complex="10pt" style:language-complex="zxx" style:country-complex="none"/>
    </style:style>
    <style:style style:name="T1" style:family="text">
      <style:text-properties officeooo:rsid="001bc32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cce PSD 2022-<text:span text:style-name="T1">23</text:span></text:p>
      <text:p text:style-name="P2"/>
      <text:p text:style-name="P2">Pre-appello:</text:p>
      <text:list xml:id="list2388767784" text:style-name="L1">
        <text:list-item>
          <text:p text:style-name="P4">Fogliek(Btree T, int k): La funzione conta il numero di foglie (se presenti) al livello k, restituendolo.</text:p>
        </text:list-item>
        <text:list-item>
          <text:p text:style-name="P4">void PriorityQueueIncrease (Pqueue q): La funzione incrementa di 1 la priorità di tutti gli elementi ESCLUSO il primo.</text:p>
        </text:list-item>
        <text:list-item>
          <text:p text:style-name="P4">int strutturalmenteSimili(Btree T1, Btree T2): Restituisce true (1) o false (0) se gli alberi sono o meno strutturalmente simili.</text:p>
        </text:list-item>
      </text:list>
      <text:p text:style-name="P2"><text:tab/></text:p>
      <text:p text:style-name="P3">Primo appello:</text:p>
      <text:list xml:id="list616326628" text:style-name="L3">
        <text:list-item>
          <text:p text:style-name="P5">Contare i figli unici di un albero.</text:p>
        </text:list-item>
        <text:list-item>
          <text:p text:style-name="P5">Presi due stack s1, s2, inserire s2 al centro di s1; soltano il primo viene modificato, alla fine della funzione s2 rimane invariato.</text:p>
        </text:list-item>
      </text:list>
      <text:p text:style-name="P2"/>
      <text:p text:style-name="P2">Secondo appello:</text:p>
      <text:list xml:id="list447423317" text:style-name="L4">
        <text:list-item>
          <text:p text:style-name="P6">Contare i nodi di un albero fino al livello k.</text:p>
        </text:list-item>
        <text:list-item>
          <text:p text:style-name="P6">Rimuovi il minimo da uno stack (ogni occorrenza).</text:p>
        </text:list-item>
        <text:list-item>
          <text:p text:style-name="P6">(facoltativa) Restituisci il minimo di una list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7T09:02:37.769794135</dc:date>
    <meta:editing-duration>PT2M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25" meta:character-count="733" meta:non-whitespace-character-count="627"/>
  </office:meta>
</office:document-meta>
</file>